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xp_0="xmlns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/>
      <number:am-pm/>
    </number:tim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Users/User" text:name="Users"/>
        <text:user-field-decl office:value-type="string" office:string-value="@Id" text:name="Id"/>
        <text:user-field-decl office:value-type="string" office:string-value="@Name" text:name="Name"/>
      </text:user-field-decls>
      <text:p text:style-name="Standard">
                <text:initial-creator>Craig Nicol</text:initial-creator>
                <text:date style:data-style-name="N37" text:date-value="2008-03-17T15:19:47.25" text:fixed="true">03/17/08</text:date>
                <text:time style:data-style-name="N43" text:time-value="2008-03-17T15:19:54.30" text:fixed="true">03:19:54 PM</text:time>
            </text:p>
      <text:p text:style-name="Standard"/>
      <text:p text:style-name="Standard">
                <text:database-display text:table-name="biblio" text:table-type="table" text:column-name="Author" text:database-name="Bibliography">&lt;Author&gt;</text:database-display>
                <text:database-display text:table-name="Address" text:table-type="table" text:column-name="Company" text:database-name="MIDASAddresses">&lt;Company&gt;</text:database-display>
            </text:p>
      <text:p text:style-name="Standard"/>
      <text:p text:style-name="Users">
                    <text:bookmark-start text:name="Users"/>This user 1 is called Administrator User.<text:bookmark-end text:name="Users"/>
                </text:p>
      <text:p text:style-name="Users">
                    <text:bookmark-start text:name="Users"/>This user 2 is called SWAdmin User.<text:bookmark-end text:name="Users"/>
                </text:p>
      <text:p text:style-name="Users">
                    <text:bookmark-start text:name="Users"/>This user 10007 is called Neil Logan.<text:bookmark-end text:name="Users"/>
                </text:p>
      <text:p text:style-name="Users">
                    <text:bookmark-start text:name="Users"/>This user 10008 is called Stephen Meeke.<text:bookmark-end text:name="Users"/>
                </text:p>
      <text:p text:style-name="Users">
                    <text:bookmark-start text:name="Users"/>This user 10010 is called Stuart King.<text:bookmark-end text:name="Users"/>
                </text:p>
      <text:p text:style-name="Users">
                    <text:bookmark-start text:name="Users"/>This user 10011 is called Douglas Byers.<text:bookmark-end text:name="Users"/>
                </text:p>
      <text:p text:style-name="Users">
                    <text:bookmark-start text:name="Users"/>This user 10012 is called Craig Nicol.<text:bookmark-end text:name="Users"/>
                </text:p>
      <text:p text:style-name="Users">
                    <text:bookmark-start text:name="Users"/>This user 10013 is called Naomi Russell.<text:bookmark-end text:name="Users"/>
                </text:p>
      <text:p text:style-name="Users">
                    <text:bookmark-start text:name="Users"/>This user 10014 is called Gregor Dow.<text:bookmark-end text:name="Users"/>
               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sers" style:family="paragraph" style:parent-style-name="Standard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Craig Nicol</meta:initial-creator>
    <meta:creation-date>2008-03-17T14:46:48</meta:creation-date>
    <dc:creator>Craig Nicol</dc:creator>
    <dc:date>2008-03-18T16:25:32</dc:date>
    <meta:editing-cycles>10</meta:editing-cycles>
    <meta:editing-duration>PT2H46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4" meta:character-count="32"/>
  </office:meta>
</office:document-meta>
</file>